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92.3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16pt" fo:break-before="auto" style:use-optimal-row-height="true"/>
    </style:style>
    <style:style style:name="ro5" style:family="table-row">
      <style:table-row-properties style:row-height="113.16pt" fo:break-before="auto" style:use-optimal-row-height="true"/>
    </style:style>
    <style:style style:name="ro6" style:family="table-row">
      <style:table-row-properties style:row-height="34.04pt" fo:break-before="auto" style:use-optimal-row-height="true"/>
    </style:style>
    <style:style style:name="ro7" style:family="table-row">
      <style:table-row-properties style:row-height="79.06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124.04pt" fo:break-before="auto" style:use-optimal-row-height="true"/>
    </style:style>
    <style:style style:name="ro10" style:family="table-row">
      <style:table-row-properties style:row-height="90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Command rejected: Gi1 is a routed port.</text:p>
            <text:p/>
            <text:p>Príkazy neboli akceptované ani po aktivovaní príslušnej STP technológie v globálnom konfiguračnom móde.</text:p>
            <text:p/>
            <text:p>Možné riešenie</text:p>
            <text:p><text:a xlink:href="https://supportforums.cisco.com/t5/lan-switching-and-routing/what-does-command-rejected-fa0-1-not-a-switching-port-mean-on-a/m-p/705493/highlight/true#M14865" xlink:type="simple">https://supportforums.cisco.com/t5/lan-switching-and-routing/what-does-command-rejected-fa0-1-not-a-switching-port-mean-on-a/m-p/705493/highlight/true#M14865</text:a></text:p>
          </table:table-cell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5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number-columns-repeated="3" table:style-name="ce22" office:value-type="string" calcext:value-type="string">
            <text:p>OTESTOVAT ZNOVA NA VSETKYCH ROUTROCH V GLOBALNOM KONFIG MODE</text:p>
          </table:table-cell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office:value-type="string" calcext:value-type="string">
            <text:p>Niekedy môže príkaz</text:p>
            <text:p>“vlan &lt;1024-4096&gt;”</text:p>
            <text:p>zlyhať chybovým hlásením</text:p>
            <text:p>“VTP VLAN configuration not allowed when device is not the primary server for vlan database.”</text:p>
          </table:table-cell>
          <table:table-cell table:style-name="ce21"/>
          <table:table-cell table:style-name="ce22" table:number-columns-repeated="5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5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5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5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7"/>
          <table:table-cell table:style-name="ce22" table:number-columns-repeated="3"/>
          <table:table-cell table:style-name="ce7" office:value-type="string" calcext:value-type="string">
            <text:p>Príkaz</text:p>
            <text:p>“fhrp version vrrp v3”</text:p>
            <text:p>Je síce podporovaný, ale funkcionalita nebola otestovaná</text:p>
          </table:table-cell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22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3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7"/>
          <table:table-cell table:style-name="ce5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7"/>
          <table:table-cell table:style-name="ce5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7"/>
          <table:table-cell table:style-name="ce5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5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5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21"/>
          <table:table-cell table:style-name="ce22" table:number-columns-repeated="2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21"/>
          <table:table-cell table:style-name="ce22" table:number-columns-repeated="2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2"/>
          <table:table-cell table:style-name="ce21"/>
          <table:table-cell table:style-name="ce22" table:number-columns-repeated="2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 table:number-columns-repeated="2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7"/>
          <table:table-cell table:style-name="ce5"/>
          <table:table-cell table:style-name="ce21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2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7"/>
          <table:table-cell table:style-name="ce5"/>
          <table:table-cell table:style-name="ce21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7"/>
          <table:table-cell table:style-name="ce5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2"/>
          <table:table-cell table:style-name="ce29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,</text:p>
            <text:p>nie </text:p>
            <text:p>“autodiscovery”</text:p>
          </table:table-cell>
          <table:table-cell table:style-name="ce22" table:number-columns-repeated="2"/>
          <table:table-cell table:style-name="ce21" office:value-type="string" calcext:value-type="string">
            <text:p>Príkaz</text:p>
            <text:p>“l2 vfi &lt;názov_skupiny&gt;”</text:p>
            <text:p>podporuje iba možnosť</text:p>
            <text:p>“autodiscovery”.</text:p>
            <text:p/>
            <text:p>Príkaz 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7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21" office:value-type="string" calcext:value-type="string">
            <text:p>Nefunguje možnosť “monitor”</text:p>
          </table:table-cell>
          <table:table-cell table:style-name="ce21"/>
          <table:table-cell table:number-columns-repeated="3" table:style-name="ce21" office:value-type="string" calcext:value-type="string">
            <text:p>Nefunguje možnosť “monitor”</text:p>
          </table:table-cell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4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Príkaz</text:p>
            <text:p>“ip cef”</text:p>
            <text:p>Nie je podporovaný, ale podľa príkazu</text:p>
            <text:p>“show ip cef”</text:p>
            <text:p>Je CEF na smerovači predvolene aktivované pre všetky rozharnia</text:p>
          </table:table-cell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2" office:value-type="string" calcext:value-type="string">
            <text:p>Príkaz “mls” v globálnom konfiguračnom móde nie je podporovaný</text:p>
          </table:table-cell>
          <table:table-cell table:style-name="ce21"/>
          <table:table-cell table:style-name="ce22" table:number-columns-repeated="4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3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3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2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5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5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5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Default"/>
          <table:table-cell table:number-columns-repeated="7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number-columns-repeated="1012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8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3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3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1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3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3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1016"/>
        </table:table-row>
        <table:table-row table:style-name="ro3" table:number-rows-repeated="119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07:56:13.978304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3T10:37:36.983793519</dc:date>
    <meta:editing-duration>PT22H29M55S</meta:editing-duration>
    <meta:editing-cycles>120</meta:editing-cycles>
    <meta:generator>LibreOffice/6.0.0.3$Linux_X86_64 LibreOffice_project/00m0$Build-3</meta:generator>
    <meta:document-statistic meta:table-count="1" meta:cell-count="267" meta:object-count="0"/>
  </office:meta>
</office:document-meta>
</file>